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FB288A0BF1D72C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48cm, 8.684cm, 1.773cm, 15.8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275cm" svg:y="3.821cm" svg:width="16.425cm" svg:height="20.362cm" draw:z-index="0"><draw:image xlink:href="Pictures/100000000000055600000300FB288A0BF1D72C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2:14:57.805000000</dc:date>
    <meta:editing-duration>PT1M9S</meta:editing-duration>
    <meta:editing-cycles>1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